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5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 Function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Check if the blink interval has expired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if ((currentMillis - previousBlinkMillis) &gt;= BLINK_INTERVAL_MILLIS) {</text:span></text:p>
            <text:p text:style-name="P2"><text:span text:style-name="T1"><text:s text:c="4"/></text:span><text:span text:style-name="T1">PreviousBlinkMillis = currentMillis;</text:span></text:p>
            <text:p text:style-name="P2"><text:span text:style-name="T1"><text:s text:c="4"/></text:span><text:span text:style-name="T1">led.toggle()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Function(s) can be used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 a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>uint16_t buttonPushCounter = 0;</text:span></text:p>
            <text:p text:style-name="P2"><text:span text:style-name="T1">bool previousButtonReading = 0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buttonReading = button;</text:span></text:p>
            <text:p text:style-name="P2"><text:span text:style-name="T1"><text:s text:c="2"/></text:span><text:span text:style-name="T1">if (buttonReading != previousButtonReading) {</text:span></text:p>
            <text:p text:style-name="P2"><text:span text:style-name="T1"><text:s text:c="4"/></text:span><text:span text:style-name="T1">if (buttonReading) {</text:span></text:p>
            <text:p text:style-name="P2"><text:span text:style-name="T1"><text:s text:c="6"/></text:span><text:span text:style-name="T1">ios &lt;&lt; ++buttonPushCounter &lt;&lt; PSTR(": on ")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else {</text:span></text:p>
            <text:p text:style-name="P2"><text:span text:style-name="T1"><text:s text:c="6"/></text:span><text:span text:style-name="T1">ios &lt;&lt; PSTR("off") &lt;&lt; endl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delay(50);</text:span></text:p>
            <text:p text:style-name="P2"><text:span text:style-name="T1"><text:s text:c="2"/></text:span><text:span text:style-name="T1">}</text:span></text:p>
            <text:p text:style-name="P2"><text:span text:style-name="T1"><text:s text:c="2"/></text:span><text:span text:style-name="T1">previousButtonReading = buttonReading;</text:span></text:p>
            <text:p text:style-name="P2"><text:span text:style-name="T1"><text:s text:c="2"/></text:span><text:span text:style-name="T1">led = (buttonPushCounter % 4 == 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ch wait a debounce delay period to determine if the button state has actually changed.</text:p>
              </text:list-item>
              <text:list-item>
                <text:p>Refactor to a Debounce Class to make the pattern easier to reuse;</text:p>
                <text:list>
                  <text:list-item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21:49:24.315292843</dc:date>
    <meta:editing-duration>PT2H30M11S</meta:editing-duration>
    <meta:editing-cycles>32</meta:editing-cycles>
    <meta:generator>LibreOffice/5.1.4.2$Linux_x86 LibreOffice_project/10m0$Build-2</meta:generator>
    <meta:document-statistic meta:object-count="97"/>
  </office:meta>
</office:document-meta>
</file>